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p text:style-name="border_scrBook"> </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1_scrSection_columns_scrBook">2</text:span><text:span text:style-name="VerseNumber1_.bgt_Paragraph1_scrSection_columns_scrBook">1</text:span><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1_scrSection_columns_scrBook">2</text:span><text:span text:style-name="span_.bgt_Paragraph1_scrSection_columns_scrBook">Oti vaghagna na komi meomeo kena eu havi kena rofo mena haga susuu ghadia. Oti rofo eigna na haghoregna a God eigna nimiu na vaututuni keda heta, ma a God keda vahavighamu. </text:span><text:span text:style-name="VerseNumber_.bgt_Paragraph1_scrSection_columns_scrBook">3</text:span><text:span text:style-name="span_.bgt_Paragraph1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1_scrSection_columns_scrBook">3</text:span><text:span text:style-name="VerseNumber1_.bgt_Paragraph1_scrSection_columns_scrBook">1</text:span><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1_scrSection_columns_scrBook">2</text:span><text:span text:style-name="span_.bgt_Paragraph1_scrSection_columns_scrBook">eigna imarea kedana reghi leghua na puhimiu ke jino mena reghia mua ighamu koti ghaghana bohea a God. </text:span><text:span text:style-name="VerseNumber_.bgt_Paragraph1_scrSection_columns_scrBook">3</text:span><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1_scrSection_columns_scrBook">4</text:span><text:span text:style-name="span_.bgt_Paragraph1_scrSection_columns_scrBook">Na fata ke nagho keda vatoetokelaghagna na dodoromiu, na hava keda au mai kori havimiu. Na mono taluleghu ma na mono bughoro, e rua na fata ke ulaghagna thovohaliu ma a God ke toatogha ke nagho vano. </text:span><text:span text:style-name="VerseNumber_.bgt_Paragraph1_scrSection_columns_scrBook">5</text:span><text:span text:style-name="span_.bgt_Paragraph1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1_scrSection_columns_scrBook">6</text:span><text:span text:style-name="span_.bgt_Paragraph1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1_scrSection_columns_scrBook">4</text:span><text:span text:style-name="VerseNumber1_.bgt_Paragraph1_scrSection_columns_scrBook">1</text:span><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1_scrSection_columns_scrBook">2</text:span><text:span text:style-name="span_.bgt_Paragraph1_scrSection_columns_scrBook">Imanea ke taveti sania na koakoa eigna keda boi leghua mua nigna na komi vanohehe ke dika kori vido ke talu havi mua kori maramagna. Keana imanea keda leghua vamua nigna na vanohehe a God. </text:span><text:span text:style-name="VerseNumber_.bgt_Paragraph1_scrSection_columns_scrBook">3</text:span><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1_scrSection_columns_scrBook">5</text:span><text:span text:style-name="VerseNumber1_.bgt_Paragraph1_scrSection_columns_scrBook">1</text:span><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1_scrSection_columns_scrBook">2</text:span><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1_scrSection_columns_scrBook">3</text:span><text:span text:style-name="span_.bgt_Paragraph1_scrSection_columns_scrBook">Saghoi hurura arahai koti batura vaghagna ighamu koti vunaghidia, keana oti tateli vanira na puhimiu ke nabagna kedana leghua. </text:span><text:span text:style-name="VerseNumber_.bgt_Paragraph1_scrSection_columns_scrBook">4</text:span><text:span text:style-name="span_.bgt_Paragraph1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border-bottom="0.5pt solid #ffffff" fo:border-top="0.5pt solid #ffffff" fo:border-left="0.5pt solid #ffffff" fo:border-right="0.5pt solid #ffffff" fo:padding-bottom="21pt" fo:line-height="16pt"/>
      <style:text-properties fo:font-size="14pt" style:font-size-complex="14pt"/>
    </style:style>
    <style:style style:name="ChapterNumber_Paragraph1_scrSection_columns_scrBook" style:family="paragraph" style:parent-style-name="Paragraph1_scrSection_columns_scrBook">
      <style:paragraph-properties>
        <style:drop-cap style:lines="2" style:distance="0.20cm" style:length="1"/>
      </style:paragraph-properties>
      <style:text-properties fo:font-weight="700" style:font-weight-complex="bolder" fo:font-family="Charis SIL" style:font-name-complex="Charis SIL"/>
    </style:style>
    <style:style xmlns:style="urn:oasis:names:tc:opendocument:xmlns:style:1.0" style:name="ChapterNumber_Paragraph1_scrSection_columns_scrBook" style:family="text" style:parent-style-name="Paragraph1_scrSection_columns_scrBook">
      <style:paragraph-properties>
        <style:drop-cap style:lines="2" style:distance="0.20cm" style:length="1"/>
      </style:paragraph-properties>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style:name="Emphasis_.bgt_NoteGeneralParagraph_Paragraph_scrSection_columns_scrBook" style:family="paragraph" style:parent-style-name="NoteGeneralParagraph_Paragraph_scrSection_columns_scrBook">
      <style:paragraph-properties fo:text-indent="0pt" fo:margin-left="0pt"/>
      <style:text-properties fo:font-style="italic" fo:font-family="Charis SIL" style:font-name-complex="Charis SIL" fo:language="none" fo:country="none"/>
    </style:style>
    <style:style xmlns:style="urn:oasis:names:tc:opendocument:xmlns:style:1.0" style:name="Emphasis_.bgt_NoteGeneralParagraph_Paragraph_scrSection_columns_scrBook" style:family="text" style:parent-style-name="NoteGeneralParagraph_Paragraph_scrSection_columns_scrBook">
      <style:paragraph-properties xmlns:fo="urn:oasis:names:tc:opendocument:xmlns:xsl-fo-compatible:1.0" fo:text-indent="0pt" fo:margin-left="0pt"/>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dy" style:family="paragraph" style:parent-style-name="none"/>
    <style:style style:name="scrBook" style:family="paragraph" style:parent-style-name="none"/>
    <style:style style:name="scrBookName_.bgt_scrBook" style:family="paragraph" style:parent-style-name="scrBook">
      <style:text-properties text:display="true" fo:language="none" fo:country="none"/>
    </style:styl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crFootnoteMarker" style:family="paragraph" style:parent-style-name="non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style:name="span_.bgt_TitleMain_scrBook" style:family="paragraph" style:parent-style-name="TitleMain_scrBook">
      <style:text-properties fo:language="none" fo:country="none"/>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paragraph" style:parent-style-name="IntroSectionHead_scrIntroSection_scrBook">
      <style:text-properties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paragraph" style:parent-style-name="IntroParagraph_scrIntroSection_scrBook">
      <style:text-properties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paragraph" style:parent-style-name="IntroListItem1_scrIntroSection_scrBook">
      <style:text-properties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paragraph" style:parent-style-name="Paragraph1_scrSection_columns_scrBook">
      <style:text-properties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paragraph" style:parent-style-name="SectionHeadMinor_scrSection_columns_scrBook">
      <style:text-properties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paragraph" style:parent-style-name="Paragraph_scrSection_columns_scrBook">
      <style:text-properties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paragraph" style:parent-style-name="NoteGeneralParagraph_Paragraph_scrSection_columns_scrBook">
      <style:text-properties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paragraph" style:parent-style-name="NoteCrossHYPHENReferenceParagraph_Paragraph_scrSection_columns_scrBook">
      <style:text-properties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paragraph" style:parent-style-name="Line1_scrSection_columns_scrBook">
      <style:text-properties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paragraph" style:parent-style-name="NoteCrossHYPHENReferenceParagraph_Line1_scrSection_columns_scrBook">
      <style:text-properties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paragraph" style:parent-style-name="ParagraphContinuation_scrSection_columns_scrBook">
      <style:text-properties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paragraph" style:parent-style-name="pictureCaption_pictureCenter_Paragraph_scrSection_columns_scrBook">
      <style:text-properties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style:name="VerseNumber_.bgt_Paragraph1_scrSection_columns_scrBook" style:family="paragraph" style:parent-style-name="Paragraph1_scrSection_columns_scrBook">
      <style:paragraph-properties style:vertical-align="top" fo:text-indent="0pt" fo:margin-left="0pt"/>
      <style:text-properties style:text-position="super" fo:font-family="Charis SIL" style:font-name-complex="Charis SIL" fo:font-size="8.4pt" style:font-size-complex="8.4pt" fo:language="none" fo:country="none"/>
    </style:style>
    <style:style xmlns:style="urn:oasis:names:tc:opendocument:xmlns:style:1.0" style:name="VerseNumber_.bgt_Paragraph1_scrSection_columns_scrBook" style:family="text" style:parent-style-name="Paragraph1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paragraph" style:parent-style-name="Paragraph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paragraph" style:parent-style-name="Line1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paragraph" style:parent-style-name="ParagraphContinuation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style:name="VerseNumber1_.bgt_Paragraph1_scrSection_columns_scrBook" style:family="paragraph" style:parent-style-name="Paragraph1_scrSection_columns_scrBook">
      <style:text-properties text:display="true" fo:language="none" fo:country="none"/>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_scrBook" style:family="paragraph" style:parent-style-name="scrBook">
      <style:paragraph-properties fo:border-top=".5pt solid #00000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first,),&quot; &quot;,string,(,chapter,first,),&quot; � &quot;,string,(,chapter,last,)"/>
    </style:style>
    <style:style style:name="AllHeaderPageRight" style:family="text">
      <style:text-properties content=""/>
    </style:style>
    <style:style style:name="AllFooterPageLeft" style:family="text">
      <style:text-properties content=""/>
    </style:style>
    <style:style style:name="AllFooterPageNumber" style:family="text">
      <style:text-properties content="counter,(,page,)"/>
    </style:style>
    <style:style style:name="AllFooterPageRight"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XHTML" style:page-layout-name="pm2">
      <style:header>
        <text:p text:style-name="Header">
          <text:span text:style-name="AllHeaderPageLeft"/>
          <text:tab/>
          <text:span text:style-name="AllHeaderPageNumber">
            <text:chapter text:display="name" text:outline-level="9"/>
            <text:chapter text:display="name" text:outline-level="10"/>
          </text:span>
          <text:tab/>
          <text:span text:style-name="AllHeaderPageRight"/>
        </text:p>
      </style:header>
      <style:footer>
        <text:p text:style-name="Footer">
          <text:span text:style-name="AllFooterPageLeft"/>
          <text:tab/>
          <text:span text:style-name="AllFooterPageNumber">
            <text:page-number text:select-page="current">4</text:page-number>
          </text:span>
          <text:tab/>
          <text:span text:style-name="AllFooterPageRight"/>
        </text:p>
      </style:footer>
    </style:master-page>
    <style:master-page style:name="First_20_Page" style:display-name="First Page" style:page-layout-name="pm3" style:next-style-name="XHTML">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04-06T15:04:23</meta:creation-date>
    <dc:creator>sudyk</dc:creator>
    <dc:date>2010-04-06T15:04:23</dc:date>
    <meta:editing-cycles>1</meta:editing-cycles>
    <meta:editing-duration>PT2M27S</meta:editing-duration>
    <meta:AssemblyVersion Assembly-Version="OpenOfficeConvert 0.5.6.1956"/>
    <meta:Created-By Created-By="ReSharper 4.1.933.3"/>
    <meta:user-defined meta:name="Assembly-Version">OpenOfficeConvert 0.5.6.1956</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ant ReferenceFormat for User Desire
Const ReferenceFormat = "Genesis 1:1 Genesis 1:15"
Const AutoMacro = "True"

'Changed For TD-1250 (Label of Extra processing in TE should refer to Scripture Reference not Dictionary headword)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If Instr(ReferenceFormat,":") &gt; 0 Then
	VerseNumber = "True"
Else
	VerseNumber = "False"
End If

mytime = now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Exit Sub
MyError:
	Msgbox "Sorry! Could not update the References." , 0 + 64,  "Update References"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
	'Msgbox "Please NOTE: Use the Update References menu item or tool bar item to correct the references before printing." , 0 + 64,  "Reference Reminder"
	if LCase(AutoMacro) = "true" Then
		SetReference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